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Pudelinka" svg:font-family="Pudelinka" style:font-pitch="variable"/>
    <style:font-face style:name="Pudelinka.ttf" svg:font-family="Pudelinka.ttf"/>
    <style:font-face style:name="Source Han Sans CN Regular" svg:font-family="'Source Han Sans CN Regular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irst_20_line_20_indent">
      <style:paragraph-properties fo:text-align="justify" style:justify-single-word="false"/>
      <style:text-properties style:font-name="Times New Roman" officeooo:rsid="00821e1b" officeooo:paragraph-rsid="00821e1b"/>
    </style:style>
    <style:style style:name="P7" style:family="paragraph" style:parent-style-name="First_20_line_20_indent" style:master-page-name="First_20_Page">
      <style:paragraph-properties fo:text-align="center" style:justify-single-word="false" style:page-number="auto"/>
      <style:text-properties style:font-name="Pudelinka" officeooo:rsid="00821e1b" officeooo:paragraph-rsid="00821e1b"/>
    </style:style>
    <style:style style:name="P8" style:family="paragraph" style:parent-style-name="First_20_line_20_indent">
      <style:paragraph-properties fo:text-align="justify" style:justify-single-word="false"/>
      <style:text-properties style:font-name="Pudelinka" officeooo:rsid="00821e1b" officeooo:paragraph-rsid="00821e1b"/>
    </style:style>
    <style:style style:name="P9" style:family="paragraph" style:parent-style-name="Footer_20_left" style:master-page-name="Обратная_20_сторона">
      <style:paragraph-properties style:page-number="auto"/>
    </style:style>
    <style:style style:name="P10" style:family="paragraph" style:parent-style-name="Header">
      <style:text-properties style:font-name="Pudelinka" officeooo:rsid="00821e1b" officeooo:paragraph-rsid="00821e1b"/>
    </style:style>
    <style:style style:name="T1" style:family="text">
      <style:text-properties officeooo:rsid="005ffed0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8">КОЛЯДКА</text:p>
      <text:p text:style-name="P8">Вьётся снег над селом тихим, <text:s/></text:p>
      <text:p text:style-name="P8">Свет звезды — над колыбелью. <text:s/></text:p>
      <text:p text:style-name="P8">Радость — в каждый дом и стихом, <text:s/></text:p>
      <text:p text:style-name="P8">Мир родился в ясной цели! 🌟</text:p>
      <text:p text:style-name="P8"/>
      <text:p text:style-name="P6">https://content-studio.sberdevices.ru/media/019a6f27-6dbb-7cad-8507-bb9d10463098/019b20b3-0d50-7d93-9288-a74e2a8890ce.mp4#t=0.001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Pudelinka" svg:font-family="Pudelinka" style:font-pitch="variable"/>
    <style:font-face style:name="Pudelinka.ttf" svg:font-family="Pudelinka.ttf"/>
    <style:font-face style:name="Source Han Sans CN Regular" svg:font-family="'Source Han Sans CN Regular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1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1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draw:fill="none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draw:fill="no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.201cm" fo:margin-right="0.201cm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">
      <style:text-properties style:font-name="Pudelinka" officeooo:rsid="00821e1b" officeooo:paragraph-rsid="00821e1b"/>
    </style:style>
    <style:style style:name="MP2" style:family="paragraph" style:parent-style-name="Header_20_right">
      <style:text-properties style:text-rotation-angle="270" style:text-rotation-scale="line-height"/>
    </style:style>
    <style:style style:name="MP3" style:family="paragraph" style:parent-style-name="Footer_20_left" style:master-page-name="Обратная_20_сторона">
      <style:paragraph-properties style:page-number="auto"/>
    </style:style>
    <style:style style:name="MP4" style:family="paragraph" style:parent-style-name="Footer_20_left">
      <style:text-properties officeooo:rsid="005ffed0" officeooo:paragraph-rsid="005ffed0"/>
    </style:style>
    <style:style style:name="MP5" style:family="paragraph" style:parent-style-name="Гриф_5f_Экземпляр">
      <style:text-properties officeooo:paragraph-rsid="007cf328"/>
    </style:style>
    <style:style style:name="MP6" style:family="paragraph" style:parent-style-name="Гриф_5f_Экземпляр">
      <style:text-properties officeooo:rsid="005d3465" officeooo:paragraph-rsid="007cf328"/>
    </style:style>
    <style:style style:name="MP7" style:family="paragraph" style:parent-style-name="Standard">
      <style:text-properties fo:font-size="2pt" officeooo:paragraph-rsid="007cf328" style:font-size-asian="1.75pt" style:font-size-complex="2pt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>
      <style:header>
        <text:p text:style-name="MP1">Поздравляю с Рождеством</text:p>
      </style:header>
    </style:master-page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2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3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4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5"/>
            </table:table-cell>
            <table:table-cell office:value-type="string">
              <text:p text:style-name="MP6"/>
            </table:table-cell>
          </table:table-row>
        </table:table>
        <text:p text:style-name="MP7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5T09:18:13.652317472</meta:creation-date>
    <dc:title>Default</dc:title>
    <meta:editing-cycles>2</meta:editing-cycles>
    <meta:editing-duration>PT35M2S</meta:editing-duration>
    <meta:generator>LibreOffice/7.6.7.2$Linux_X86_64 LibreOffice_project/60$Build-2</meta:generator>
    <dc:date>2025-12-15T09:53:15.862817117</dc:date>
    <meta:document-statistic meta:table-count="1" meta:image-count="0" meta:object-count="0" meta:page-count="1" meta:paragraph-count="17" meta:word-count="49" meta:character-count="366" meta:non-whitespace-character-count="326"/>
  </office:meta>
</office:document-meta>
</file>